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ytsemiskrafa: geta allir framkvæmt hlutinn og hvað tekur það langan tíma ef þau geta það?</text:p>
      <text:p text:style-name="Normal"/>
      <text:p text:style-name="Normal">Skráning starfsmanns: ~95% (2 mín)</text:p>
      <text:p text:style-name="Normal">Allir eða stór meirihluti mannara eiga að geta skráð nýjan starfsmann í kerfið.</text:p>
      <text:p text:style-name="Normal"/>
      <text:p text:style-name="Normal">Skráning áfangastaðs: ~95% (2<text:s/>mín)</text:p>
      <text:p text:style-name="Normal">Allir eða stór meirihluti skipuleggjara eiga að geta skráð nýjan áfangastað í kerfið.</text:p>
      <text:p text:style-name="Normal"/>
      <text:p text:style-name="Normal">Skráning vinnuferðar: ~95% (2 mín)</text:p>
      <text:p text:style-name="Normal">Allir eða stór meirihluti skipuleggjara eiga að geta skráð nýja vinnuferð í kerfið.</text:p>
      <text:p text:style-name="Normal"/>
      <text:p text:style-name="Normal">Endurtekning á vinnuferð: ~95 (2 mín)</text:p>
      <text:p text:style-name="Normal">Allir<text:s/>eða stór meirihluti skipuleggjara láta tiltekna vinnuferð endurtaka sig í ákveðin eða regluleg skipti.</text:p>
      <text:p text:style-name="Normal"/>
      <text:p text:style-name="Normal">Birta lista af öllum starfsmönnum: ~95% (30 sek)</text:p>
      <text:p text:style-name="Normal">Allir eða stór meirihluti mannara eiga að geta birt lista af öllum starfsmönnunum.<text:s/></text:p>
      <text:p text:style-name="Normal"/>
      <text:p text:style-name="Normal">Breyta upplýsingum<text:s/>um starfsmann: ~95% (2 mín)<text:s/></text:p>
      <text:p text:style-name="Normal">Allir eða stór meirihluti mannara eiga að geta fundið og breytt tilteknum starfsmanni.</text:p>
      <text:p text:style-name="Normal"/>
      <text:p text:style-name="Normal">Birting allra áfangastaða: ~95% (30 sek)</text:p>
      <text:p text:style-name="Normal">Allir eða stór meirihluti skipuleggjara eiga að geta birt lista af öllum<text:s/>áfangastöðum. <text:s/></text:p>
      <text:p text:style-name="Normal"/>
      <text:p text:style-name="Normal">Skrá flugvél: ~95% (2 mín)</text:p>
      <text:p text:style-name="Normal">Allir eða stór meirihluti skipuleggjara eiga að geta skráð nýja flugvél í kerfið.</text:p>
      <text:p text:style-name="Normal"/>
      <text:p text:style-name="Normal">Að skrá starfsmenn fyrir hverja stöðu í vinnuferð: ~95% (2 mín)<text:s/></text:p>
      <text:p text:style-name="Normal">Allir eða stór meirihluti mannara skrá útvalda starfsmenn fyrir<text:s/>hverja stöðu í hverja vinnuferð.</text:p>
      <text:p text:style-name="Normal"/>
      <text:soft-page-break/>
      <text:p text:style-name="Normal">Geta séð lista fyrir viss störf: ~95% (30 sek)</text:p>
      <text:p text:style-name="Normal">Allir eða stór meirihluti mannara eiga að geta birt lista af starfsmönnum í sérstakri stöðu.</text:p>
      <text:p text:style-name="Normal"/>
      <text:p text:style-name="Normal">Birta vinnuferð eftir dagsetningu: ~90% (2 mín)</text:p>
      <text:p text:style-name="Normal">Allir eða stór meirihluti starfsmanna eiga að geta birt vinnuferðir eftir dagsetningu.</text:p>
      <text:p text:style-name="Normal"/>
      <text:p text:style-name="Normal">Breyta upplýsingum í vinnuferð:<text:s/>~90% (2 mín)</text:p>
      <text:p text:style-name="Normal">Allir eða stór meirihluti starfsmanna eiga að geta breytt upplýsingum fyrir valda vinnuferð.</text:p>
      <text:p text:style-name="Normal"/>
      <text:p text:style-name="Normal">Birta starfsmenn sem vinna ekki á tilteknum degi: ~90% (30 sek)</text:p>
      <text:p text:style-name="Normal">Allir eða stór meirihluti mannara eiga að geta birt starfsmenn sem vinna ekki á tilteknum degi.<text:s/></text:p>
      <text:p text:style-name="Normal"/>
      <text:p text:style-name="Normal">Birta vinnuferðir starfsmanns í ákveðinni viku: ~95<text:s/>(2 mín)<text:s/></text:p>
      <text:p text:style-name="Normal">Allir eða stór meirihluti mannara eiga að geta birt vikulegu vinnuferðir starfsmanns.</text:p>
      <text:p text:style-name="Normal"/>
      <text:p text:style-name="Normal">Birting flugmanna með réttindi til að fljúga tiltekinni flugvélategund: <text:s/>~95% (1 mín)</text:p>
      <text:p text:style-name="Normal">Allir eða stór meirihluti mannara eiga að geta flett upp réttindi flugmanns til að sjá hvaða vél hann má fljúga.<text:s/></text:p>
      <text:p text:style-name="Normal"/>
      <text:p text:style-name="Normal">Birta stöðu vinnuferðar: ~90% (1 mín)</text:p>
      <text:p text:style-name="Normal">Allir eða stór meirihluti mannara eiga að geta birt stöðu vinnuferðar.</text:p>
      <text:p text:style-name="Normal"/>
      <text:p text:style-name="Normal">Breyta upplýsingum um tengilið sem skráður er fyrir áfangastað: ~95% (2 mín)</text:p>
      <text:p text:style-name="Normal">Allir eða stór meirihluti skipuleggjara eiga að geta breytt upplýsingum um tengiliði.</text:p>
      <text:p text:style-name="Normal"/>
      <text:p text:style-name="Normal">Birta stöðu flugvéla: ~90% (1 mín)</text:p>
      <text:p text:style-name="Normal">Allir eða stór meirihluti starfsmanna geta birt stöðu á flugvélum fyrirtækisins.<text:s/></text:p>
      <text:p text:style-name="Normal"/>
      <text:p text:style-name="Normal"/>
      <text:soft-page-break/>
      <text:p text:style-name="Normal">Niðurstöður</text:p>
      <text:p text:style-name="Normal">UX = hversu margir gátu gert hlutinn I %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nnar Kristinsson</meta:initial-creator>
    <dc:creator>Fannar Kristinsson</dc:creator>
    <meta:creation-date>2019-11-28T11:26:00Z</meta:creation-date>
    <dc:date>2019-11-28T16:09:00Z</dc:date>
    <meta:template xlink:href="Normal" xlink:type="simple"/>
    <meta:editing-cycles>5</meta:editing-cycles>
    <meta:editing-duration>PT16920S</meta:editing-duration>
    <meta:document-statistic meta:page-count="3" meta:paragraph-count="5" meta:word-count="394" meta:character-count="2641" meta:row-count="18" meta:non-whitespace-character-count="2252"/>
  </office:meta>
</office:document-meta>
</file>